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Salary( BigDecimal sal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Old( boolean 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derPerformanc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is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Birthdate( Date birth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Sal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Birth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derPerformanceTest.test_perform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coderPerformanceTest.decode( String text , Codec deco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